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ttp://articles.mercola.com/sites/articles/archive/2012/05/06/fda-warning-on-statins.aspx</text:h>
      <text:h text:style-name="Heading_20_2" text:outline-level="2"/>
      <text:h text:style-name="Heading_20_2" text:outline-level="2"/>
      <text:h text:style-name="Heading_20_2" text:outline-level="2">Where's the Warning for CoQ10 Depletion?</text:h>
      <text:p text:style-name="Text_20_body">Though the FDA has added new warnings to statin labels, they are continuing to sing their praises and still made sure to tell ABC News, "We still think the benefits of the drug outweigh the risks." These warnings are long overdue, as the drugs are being prescribed to tens of millions of Americans who do not need them, and who are being kept largely in the dark about their potential risks. But they do not go far enough to adequately protect the public.</text:p>
      <text:p text:style-name="Text_20_body">Ironically, while reducing your risk of cardiovascular events and heart disease is the primary motivation for prescribing statins, these drugs can actually increase your risk of heart disease because they deplete your body of Coenzyme Q10 (CoQ10), which can lead to heart failure. Statins lower your CoQ10 levels by blocking the pathway involved in cholesterol production -- the same pathway by which Q10 is produced. Statins also reduce the blood cholesterol that transports CoQ10 and other fat-soluble antioxidants.</text:p>
      <text:p text:style-name="Text_20_body">The loss of CoQ10 leads to loss of cell energy and increased free radicals which, i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6-29T15:40:16.73</meta:creation-date>
    <meta:document-statistic meta:table-count="0" meta:image-count="0" meta:object-count="0" meta:page-count="1" meta:paragraph-count="5" meta:word-count="184" meta:character-count="1186"/>
    <dc:date>2016-06-29T15:41:36.19</dc:date>
    <dc:creator>James Lombardi</dc:creator>
    <meta:editing-duration>PT1M19S</meta:editing-duration>
    <meta:editing-cycles>1</meta:editing-cycles>
    <meta:generator>OpenOffice/4.1.0$Win32 OpenOffice.org_project/410m18$Build-9764</meta:generator>
  </office:meta>
</office:document-meta>
</file>